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ok Fro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formula="of:=[.C5]-[.C4]" office:value-type="float" office:value="51" calcext:value-type="float">
            <text:p>51</text:p>
          </table:table-cell>
          <table:table-cell table:formula="of:=[.D5]-[.D4]" office:value-type="float" office:value="51" calcext:value-type="float">
            <text:p>51</text:p>
          </table:table-cell>
          <table:table-cell table:formula="of:=[.E5]-[.E4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table:formula="of:=[.C7]*[.C7]" office:value-type="float" office:value="2601" calcext:value-type="float">
            <text:p>2601</text:p>
          </table:table-cell>
          <table:table-cell table:formula="of:=[.D7]*[.D7]" office:value-type="float" office:value="2601" calcext:value-type="float">
            <text:p>2601</text:p>
          </table:table-cell>
          <table:table-cell table:formula="of:=[.E7]*[.E7]" office:value-type="float" office:value="9025" calcext:value-type="float">
            <text:p>9025</text:p>
          </table:table-cell>
          <table:table-cell table:formula="of:=SQRT(SUM([.C9:.E9]))" office:value-type="float" office:value="119.276988560242" calcext:value-type="float">
            <text:p>119,27698856024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formula="of:=[.C7]/[.$F$9]" office:value-type="float" office:value="0.427576187289824" calcext:value-type="float">
            <text:p>0,427576187289824</text:p>
          </table:table-cell>
          <table:table-cell table:formula="of:=[.D7]/[.$F$9]" office:value-type="float" office:value="0.427576187289824" calcext:value-type="float">
            <text:p>0,427576187289824</text:p>
          </table:table-cell>
          <table:table-cell table:formula="of:=[.E7]/[.$F$9]" office:value-type="float" office:value="0.796465446912417" calcext:value-type="float">
            <text:p>0,796465446912417</text:p>
          </table:table-cell>
          <table:table-cell/>
          <table:table-cell table:style-name="ce1" table:formula="of:=SUBSTITUTE(TEXT([.C11];&quot;0,00000&quot;);&quot;,&quot;;&quot;.&quot;)" office:value-type="string" office:string-value="0.42758" calcext:value-type="string">
            <text:p>0.42758</text:p>
          </table:table-cell>
          <table:table-cell table:formula="of:=SUBSTITUTE(TEXT([.D11];&quot;0,00000&quot;);&quot;,&quot;;&quot;.&quot;)" office:value-type="string" office:string-value="0.42758" calcext:value-type="string">
            <text:p>0.42758</text:p>
          </table:table-cell>
          <table:table-cell table:formula="of:=SUBSTITUTE(TEXT([.E11];&quot;0,00000&quot;);&quot;,&quot;;&quot;.&quot;)" office:value-type="string" office:string-value="0.79647" calcext:value-type="string">
            <text:p>0.79647</text:p>
          </table:table-cell>
          <table:table-cell table:style-name="ce1" table:formula="of:=[.G11]&amp;&quot;,&quot;&amp;[.H11]&amp;&quot;,&quot;&amp;[.I11]" office:value-type="string" office:string-value="0.42758,0.42758,0.79647" calcext:value-type="string">
            <text:p>0.42758,0.42758,0.796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formula="of:=[.J11]" office:value-type="string" office:string-value="0.42758,0.42758,0.79647" calcext:value-type="string">
            <text:p>0.42758,0.42758,0.79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7:24:38.757666007</meta:creation-date>
    <dc:date>2024-11-29T23:32:08.745628676</dc:date>
    <meta:editing-duration>PT4H4M7S</meta:editing-duration>
    <meta:editing-cycles>1</meta:editing-cycles>
    <meta:document-statistic meta:table-count="1" meta:cell-count="29" meta:object-count="0"/>
    <meta:generator>LibreOffice/24.8.3.2$Linux_X86_64 LibreOffice_project/e14c9fdd1f585efcbb2c5363087a99d20928d522</meta:generator>
  </office:meta>
</office:document-meta>
</file>